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e1" style:family="table">
      <style:table-properties style:width="16.494cm" fo:margin-left="0.034cm" fo:margin-top="0cm" fo:margin-bottom="0cm" table:align="left" style:writing-mode="lr-tb"/>
    </style:style>
    <style:style style:name="Table1.A" style:family="table-column">
      <style:table-column-properties style:column-width="1.834cm"/>
    </style:style>
    <style:style style:name="Table1.B" style:family="table-column">
      <style:table-column-properties style:column-width="2.875cm"/>
    </style:style>
    <style:style style:name="Table1.C" style:family="table-column">
      <style:table-column-properties style:column-width="5.398cm"/>
    </style:style>
    <style:style style:name="Table1.D" style:family="table-column">
      <style:table-column-properties style:column-width="6.38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9cm" fo:padding-right="0.097cm" fo:padding-top="0.097cm" fo:padding-bottom="0.097cm" fo:border="0.25pt solid #000001">
        <style:background-image/>
      </style:table-cell-properties>
    </style:style>
    <style:style style:name="Table1.2" style:family="table-row">
      <style:table-row-properties style:min-row-height="0.818cm" fo:keep-together="auto"/>
    </style:style>
    <style:style style:name="Table1.A3"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1.D3"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Text_20_body">
      <style:text-properties fo:color="#008000" fo:font-style="italic" officeooo:rsid="001211c9" officeooo:paragraph-rsid="001211c9" style:font-style-asian="italic" style:font-style-complex="italic"/>
    </style:style>
    <style:style style:name="P2" style:family="paragraph" style:parent-style-name="Text_20_body">
      <style:text-properties fo:color="#000000" fo:font-style="normal" style:font-style-asian="normal" style:font-style-complex="normal"/>
    </style:style>
    <style:style style:name="P3" style:family="paragraph" style:parent-style-name="Text_20_body">
      <style:text-properties officeooo:paragraph-rsid="00133fa4"/>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133fa4" officeooo:paragraph-rsid="00133fa4" style:font-style-asian="normal" style:font-style-complex="normal"/>
    </style:style>
    <style:style style:name="P6" style:family="paragraph" style:parent-style-name="Text_20_body">
      <style:text-properties officeooo:paragraph-rsid="001bd2e0"/>
    </style:style>
    <style:style style:name="P7" style:family="paragraph" style:parent-style-name="Text_20_body">
      <style:text-properties officeooo:paragraph-rsid="001df7d4"/>
    </style:style>
    <style:style style:name="P8" style:family="paragraph" style:parent-style-name="Text_20_body">
      <style:paragraph-properties fo:text-align="justify" style:justify-single-word="false"/>
      <style:text-properties officeooo:paragraph-rsid="001df7d4"/>
    </style:style>
    <style:style style:name="P9" style:family="paragraph" style:parent-style-name="Text_20_body">
      <style:text-properties officeooo:paragraph-rsid="0023fbd8"/>
    </style:style>
    <style:style style:name="P10" style:family="paragraph" style:parent-style-name="Text_20_body">
      <style:text-properties officeooo:rsid="0023fbd8" officeooo:paragraph-rsid="0023fbd8"/>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17d911" officeooo:paragraph-rsid="0017d911"/>
    </style:style>
    <style:style style:name="P13" style:family="paragraph" style:parent-style-name="Contents_20_1">
      <style:paragraph-properties>
        <style:tab-stops>
          <style:tab-stop style:position="16.51cm" style:type="right" style:leader-style="dotted" style:leader-text="."/>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011cm" style:type="right" style:leader-style="dotted" style:leader-text="."/>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5.512cm" style:type="right" style:leader-style="dotted" style:leader-text="."/>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012cm" style:type="right" style:leader-style="dotted" style:leader-text="."/>
          <style:tab-stop style:position="15.501cm" style:type="right" style:leader-style="dotted" style:leader-text="."/>
        </style:tab-stops>
      </style:paragraph-properties>
    </style:style>
    <style:style style:name="P17" style:family="paragraph" style:parent-style-name="Heading" style:master-page-name="Standard">
      <style:paragraph-properties fo:text-align="center" style:justify-single-word="false" style:page-number="auto"/>
    </style:style>
    <style:style style:name="P18" style:family="paragraph" style:parent-style-name="Heading_20_3" style:list-style-name="WWNum2"/>
    <style:style style:name="P19" style:family="paragraph" style:parent-style-name="Text_20_body" style:list-style-name="L1">
      <style:text-properties officeooo:paragraph-rsid="0023fbd8"/>
    </style:style>
    <style:style style:name="P20" style:family="paragraph" style:parent-style-name="Text_20_body" style:list-style-name="L1">
      <style:text-properties fo:font-style="normal" officeooo:paragraph-rsid="0023fbd8" style:font-style-asian="normal" style:font-style-complex="normal"/>
    </style:style>
    <style:style style:name="P21" style:family="paragraph" style:parent-style-name="Text_20_body" style:list-style-name="L1">
      <style:text-properties fo:font-style="normal" officeooo:rsid="0023fbd8" officeooo:paragraph-rsid="0023fbd8" style:font-style-asian="normal" style:font-style-complex="normal"/>
    </style:style>
    <style:style style:name="P22" style:family="paragraph" style:parent-style-name="Text_20_body" style:list-style-name="WWNum5">
      <style:text-properties fo:font-style="normal" officeooo:rsid="00249f14" officeooo:paragraph-rsid="00249f14" style:font-style-asian="normal" style:font-style-complex="normal"/>
    </style:style>
    <style:style style:name="P23" style:family="paragraph" style:parent-style-name="Text_20_body" style:list-style-name="WWNum6">
      <style:text-properties fo:font-style="normal" style:font-style-asian="normal" style:font-style-complex="normal"/>
    </style:style>
    <style:style style:name="P24" style:family="paragraph" style:parent-style-name="Text_20_body" style:list-style-name="WWNum6">
      <style:text-properties fo:font-style="normal" officeooo:rsid="00152091" officeooo:paragraph-rsid="00152091" style:font-style-asian="normal" style:font-style-complex="normal"/>
    </style:style>
    <style:style style:name="P25" style:family="paragraph" style:parent-style-name="Text_20_body" style:list-style-name="WWNum7">
      <style:text-properties fo:font-style="normal" style:font-style-asian="normal" style:font-style-complex="normal"/>
    </style:style>
    <style:style style:name="P26" style:family="paragraph" style:parent-style-name="Text_20_body" style:list-style-name="WWNum3"/>
    <style:style style:name="P27" style:family="paragraph" style:parent-style-name="Text_20_body" style:list-style-name="WWNum3">
      <style:text-properties officeooo:rsid="0023fbd8" officeooo:paragraph-rsid="0023fbd8"/>
    </style:style>
    <style:style style:name="P28" style:family="paragraph" style:parent-style-name="Text_20_body" style:list-style-name="WWNum4">
      <style:text-properties officeooo:rsid="0023fbd8" officeooo:paragraph-rsid="0023fbd8"/>
    </style:style>
    <style:style style:name="P29" style:family="paragraph" style:parent-style-name="Text_20_body" style:list-style-name="WWNum4">
      <style:text-properties officeooo:rsid="00249f14" officeooo:paragraph-rsid="00249f14"/>
    </style:style>
    <style:style style:name="P30" style:family="paragraph" style:parent-style-name="Text_20_body" style:list-style-name="WWNum5">
      <style:text-properties officeooo:rsid="00249f14" officeooo:paragraph-rsid="00249f14"/>
    </style:style>
    <style:style style:name="P31" style:family="paragraph" style:parent-style-name="Heading_20_1" style:list-style-name="WWNum2"/>
    <style:style style:name="P32" style:family="paragraph" style:parent-style-name="Heading_20_2" style:list-style-name="WWNum2"/>
    <style:style style:name="P33" style:family="paragraph" style:parent-style-name="Heading_20_4" style:list-style-name="WWNum2"/>
    <style:style style:name="P34" style:family="paragraph" style:parent-style-name="Table_20_Contents">
      <style:paragraph-properties fo:text-align="justify" style:justify-single-word="false"/>
      <style:text-properties officeooo:rsid="00181412" officeooo:paragraph-rsid="00181412"/>
    </style:style>
    <style:style style:name="P35" style:family="paragraph" style:parent-style-name="Table_20_Contents">
      <style:paragraph-properties fo:text-align="justify" style:justify-single-word="false"/>
      <style:text-properties officeooo:rsid="002daada" officeooo:paragraph-rsid="002daada"/>
    </style:style>
    <style:style style:name="T1" style:family="text">
      <style:text-properties fo:font-style="normal" style:font-style-asian="normal" style:font-style-complex="normal"/>
    </style:style>
    <style:style style:name="T2" style:family="text">
      <style:text-properties fo:font-style="normal" officeooo:rsid="001211c9" style:font-style-asian="normal" style:font-style-complex="normal"/>
    </style:style>
    <style:style style:name="T3" style:family="text">
      <style:text-properties fo:font-style="normal" officeooo:rsid="00133fa4" style:font-style-asian="normal" style:font-style-complex="normal"/>
    </style:style>
    <style:style style:name="T4" style:family="text">
      <style:text-properties fo:font-style="normal" officeooo:rsid="00152091" style:font-style-asian="normal" style:font-style-complex="normal"/>
    </style:style>
    <style:style style:name="T5" style:family="text">
      <style:text-properties fo:font-style="normal" officeooo:rsid="001bd2e0" style:font-style-asian="normal" style:font-style-complex="normal"/>
    </style:style>
    <style:style style:name="T6" style:family="text">
      <style:text-properties fo:font-style="normal" officeooo:rsid="001df7d4" style:font-style-asian="normal" style:font-style-complex="normal"/>
    </style:style>
    <style:style style:name="T7" style:family="text">
      <style:text-properties fo:font-style="normal" officeooo:rsid="00235e36" style:font-style-asian="normal" style:font-style-complex="normal"/>
    </style:style>
    <style:style style:name="T8" style:family="text">
      <style:text-properties fo:font-style="normal" officeooo:rsid="0023f6c0" style:font-style-asian="normal" style:font-style-complex="normal"/>
    </style:style>
    <style:style style:name="T9" style:family="text">
      <style:text-properties fo:font-style="normal" officeooo:rsid="0035d2b6" style:font-style-asian="normal" style:font-style-complex="normal"/>
    </style:style>
    <style:style style:name="T10" style:family="text">
      <style:text-properties fo:font-style="normal" officeooo:rsid="00374ce1"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bd2e0" style:font-style-asian="normal" style:font-weight-asian="normal" style:font-style-complex="normal" style:font-weight-complex="normal"/>
    </style:style>
    <style:style style:name="T13" style:family="text">
      <style:text-properties fo:font-style="normal" fo:font-weight="normal" officeooo:rsid="00235e36" style:font-style-asian="normal" style:font-weight-asian="normal" style:font-style-complex="normal" style:font-weight-complex="normal"/>
    </style:style>
    <style:style style:name="T14" style:family="text">
      <style:text-properties fo:font-style="normal" fo:font-weight="normal" officeooo:rsid="003493cb" style:font-style-asian="normal" style:font-weight-asian="normal" style:font-style-complex="normal" style:font-weight-complex="normal"/>
    </style:style>
    <style:style style:name="T15" style:family="text">
      <style:text-properties fo:font-style="normal" fo:font-weight="normal" officeooo:rsid="00374ce1" style:font-style-asian="normal" style:font-weight-asian="normal" style:font-style-complex="normal" style:font-weight-complex="normal"/>
    </style:style>
    <style:style style:name="T16" style:family="text">
      <style:text-properties fo:font-style="normal" fo:font-weight="normal" officeooo:rsid="003789a0" style:font-style-asian="normal" style:font-weight-asian="normal" style:font-style-complex="normal" style:font-weight-complex="normal"/>
    </style:style>
    <style:style style:name="T17" style:family="text">
      <style:text-properties fo:font-style="normal" fo:font-weight="bold" officeooo:rsid="001bd2e0" style:font-style-asian="normal" style:font-weight-asian="bold" style:font-style-complex="normal" style:font-weight-complex="bold"/>
    </style:style>
    <style:style style:name="T18" style:family="text">
      <style:text-properties fo:font-style="normal" fo:font-weight="bold" officeooo:rsid="00235e36" style:font-style-asian="normal" style:font-weight-asian="bold" style:font-style-complex="normal"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officeooo:rsid="001211c9" style:font-style-asian="italic" style:font-style-complex="italic"/>
    </style:style>
    <style:style style:name="T21" style:family="text">
      <style:text-properties fo:font-style="italic" officeooo:rsid="00152091"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1bd2e0"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a85b3" style:font-weight-asian="normal" style:font-weight-complex="normal"/>
    </style:style>
    <style:style style:name="T26" style:family="text">
      <style:text-properties fo:font-weight="normal" officeooo:rsid="001af10d" style:font-weight-asian="normal" style:font-weight-complex="normal"/>
    </style:style>
    <style:style style:name="T27" style:family="text">
      <style:text-properties fo:font-weight="normal" officeooo:rsid="002dc5ea" style:font-weight-asian="normal" style:font-weight-complex="normal"/>
    </style:style>
    <style:style style:name="T28" style:family="text">
      <style:text-properties fo:font-weight="normal" officeooo:rsid="003012b0" style:font-weight-asian="normal" style:font-weight-complex="normal"/>
    </style:style>
    <style:style style:name="T29" style:family="text">
      <style:text-properties officeooo:rsid="00133fa4"/>
    </style:style>
    <style:style style:name="T30" style:family="text">
      <style:text-properties officeooo:rsid="00152091"/>
    </style:style>
    <style:style style:name="T31" style:family="text">
      <style:text-properties officeooo:rsid="0017d911"/>
    </style:style>
    <style:style style:name="T32" style:family="text">
      <style:text-properties officeooo:rsid="00181412"/>
    </style:style>
    <style:style style:name="T33" style:family="text">
      <style:text-properties officeooo:rsid="00183cd2"/>
    </style:style>
    <style:style style:name="T34" style:family="text">
      <style:text-properties officeooo:rsid="001d4e45"/>
    </style:style>
    <style:style style:name="T35" style:family="text">
      <style:text-properties officeooo:rsid="001df7d4"/>
    </style:style>
    <style:style style:name="T36" style:family="text">
      <style:text-properties officeooo:rsid="0023fbd8"/>
    </style:style>
    <style:style style:name="T37" style:family="text">
      <style:text-properties officeooo:rsid="00249f14"/>
    </style:style>
    <style:style style:name="T38" style:family="text">
      <style:text-properties officeooo:rsid="0026d2d0"/>
    </style:style>
    <style:style style:name="T39" style:family="text">
      <style:text-properties officeooo:rsid="002cc891"/>
    </style:style>
    <style:style style:name="T40" style:family="text">
      <style:text-properties officeooo:rsid="003ab5c4"/>
    </style:style>
    <style:style style:name="T41" style:family="text">
      <style:text-properties officeooo:rsid="003d823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9">CodeManiac</text:span> Online Judge<text:line-break/>Requirements Document</text:p>
      <text:p text:style-name="Heading">Revision History<text:span text:style-name="T33">s</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style-name="Table1.2">
          <table:table-cell table:style-name="Table1.A1" office:value-type="string">
            <text:p text:style-name="P11">v1.0</text:p>
          </table:table-cell>
          <table:table-cell table:style-name="Table1.A1" office:value-type="string">
            <text:p text:style-name="P11"><text:span text:style-name="T31">16</text:span>/10/1<text:span text:style-name="T31">7</text:span></text:p>
          </table:table-cell>
          <table:table-cell table:style-name="Table1.A1" office:value-type="string">
            <text:p text:style-name="P12">Yash,Aman,Vishal,Aashish</text:p>
          </table:table-cell>
          <table:table-cell table:style-name="Table1.D1" office:value-type="string">
            <text:p text:style-name="P11">Initial version</text:p>
          </table:table-cell>
        </table:table-row>
        <table:table-row table:style-name="Table1.2">
          <table:table-cell table:style-name="Table1.A3" office:value-type="string">
            <text:p text:style-name="P12">v1.1</text:p>
          </table:table-cell>
          <table:table-cell table:style-name="Table1.A3" office:value-type="string">
            <text:p text:style-name="P12">30/10/17</text:p>
          </table:table-cell>
          <table:table-cell table:style-name="Table1.A3" office:value-type="string">
            <text:p text:style-name="P12">Yash,Aman,Vishal,Aashish</text:p>
          </table:table-cell>
          <table:table-cell table:style-name="Table1.D3" office:value-type="string">
            <text:p text:style-name="P12">Inserted <text:span text:style-name="T32">new </text:span>feature<text:span text:style-name="T32">s</text:span></text:p>
          </table:table-cell>
        </table:table-row>
        <table:table-row table:style-name="Table1.2">
          <table:table-cell table:style-name="Table1.A3" office:value-type="string">
            <text:p text:style-name="P12"><text:span text:style-name="T39">v</text:span>1.2</text:p>
          </table:table-cell>
          <table:table-cell table:style-name="Table1.A3" office:value-type="string">
            <text:p text:style-name="P12">06/11/17</text:p>
          </table:table-cell>
          <table:table-cell table:style-name="Table1.A3" office:value-type="string">
            <text:p text:style-name="P12">Yash,Aman,Vishal,Aashish</text:p>
          </table:table-cell>
          <table:table-cell table:style-name="Table1.D3" office:value-type="string">
            <text:p text:style-name="P34">Fixed bugs</text:p>
          </table:table-cell>
        </table:table-row>
        <table:table-row table:style-name="Table1.2">
          <table:table-cell table:style-name="Table1.A3" office:value-type="string">
            <text:p text:style-name="P35">V1.3</text:p>
          </table:table-cell>
          <table:table-cell table:style-name="Table1.A3" office:value-type="string">
            <text:p text:style-name="P35">12/11/17</text:p>
          </table:table-cell>
          <table:table-cell table:style-name="Table1.A3" office:value-type="string">
            <text:p text:style-name="P35">Yash,Aman,Vishal,Aashish</text:p>
          </table:table-cell>
          <table:table-cell table:style-name="Table1.D3" office:value-type="string">
            <text:p text:style-name="P35">Completed</text:p>
          </table:table-cell>
        </table:table-row>
      </table:table>
      <text:p text:style-name="P1"/>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3">1Introduction<text:tab/>1</text:p>
          <text:p text:style-name="P14">1.1Need and Purpose<text:tab/>1</text:p>
          <text:p text:style-name="P14">1.2Intended Audience<text:tab/>2</text:p>
          <text:p text:style-name="P14">1.3References<text:tab/>2</text:p>
          <text:p text:style-name="P13">2Description<text:tab/>2</text:p>
          <text:p text:style-name="P14">2.1Features and Functions<text:tab/>2</text:p>
          <text:p text:style-name="P16">Features<text:tab/>2</text:p>
          <text:p text:style-name="P16">Functions<text:tab/>2</text:p>
          <text:p text:style-name="P14">2.2Users<text:tab/>3</text:p>
          <text:p text:style-name="P14">2.3Operating Environment<text:tab/>3</text:p>
          <text:p text:style-name="P15">2.3.1Hardware<text:tab/>3</text:p>
          <text:p text:style-name="P15">2.3.2Software<text:tab/>3</text:p>
          <text:p text:style-name="P15">2.3.3External<text:tab/>4</text:p>
          <text:p text:style-name="P13">3Specific Requirements<text:tab/>4</text:p>
          <text:p text:style-name="P14">3.1External Interfaces<text:tab/>4</text:p>
          <text:p text:style-name="P14">3.2Performance Requirements<text:tab/>4</text:p>
          <text:p text:style-name="P14">3.3Design Constraints<text:tab/>4</text:p>
          <text:p text:style-name="P14">3.4Additional Comments<text:tab/>4</text:p>
          <text:p text:style-name="P13">4Appendix A<text:tab/>4</text:p>
        </text:index-body>
      </text:table-of-content>
      <text:p text:style-name="P2"/>
      <text:list xml:id="list4709139099637604921" text:style-name="WWNum2">
        <text:list-item>
          <text:h text:style-name="P31" text:outline-level="1">Introduction</text:h>
        </text:list-item>
      </text:list>
      <text:p text:style-name="Text_20_body"><text:span text:style-name="T24">Code</text:span><text:span text:style-name="T25">Maniac</text:span><text:span text:style-name="T24"> is a not-for-profit educational initiative. It is a global programming community that fosters learning and friendly competition, built on </text:span><text:span text:style-name="T25">inspiration from</text:span><text:span text:style-name="T24"> the world’s largest competitive programming platform</text:span><text:span text:style-name="T25">s</text:span><text:span text:style-name="T24">. We have also built a large community of problem curators.</text:span></text:p>
      <text:p text:style-name="Text_20_body"><text:span text:style-name="T24">Code</text:span><text:span text:style-name="T25">Maniac</text:span><text:span text:style-name="T24"> </text:span><text:span text:style-name="T25">is </text:span><text:span text:style-name="T24">created as a platform to help programmers make it big in the world of algorithms, computer programming and programming contests. </text:span><text:span text:style-name="T25">We intend to help from novice programmers to expert programmers. We have our problems </text:span><text:span text:style-name="T26">divided </text:span><text:span text:style-name="T27">on the basis of the percentage accuracy</text:span><text:span text:style-name="T25">, so that user can select a problem according to his </text:span><text:span text:style-name="T26">expertise</text:span><text:span text:style-name="T25">. </text:span><text:span text:style-name="T26">We have our </text:span><text:span text:style-name="T28">ranking</text:span><text:span text:style-name="T26"> system on the basis of problems solved by user which enhances healthy competition among users.</text:span></text:p>
      <text:list xml:id="list211218336454255" text:continue-numbering="true" text:style-name="WWNum2">
        <text:list-item>
          <text:list>
            <text:list-item>
              <text:h text:style-name="P32" text:outline-level="2">Need and Purpose</text:h>
            </text:list-item>
          </text:list>
        </text:list-item>
      </text:list>
      <text:p text:style-name="P4">With the rise in demand of solving wide range practical problems using Computer Science and <text:soft-page-break/>Technology, there is an utmost need for one to develop the knowledge of Logical and Computational Thinking, Data Structure and Algorithm. Not only this, one needs to know how to apply these theories in practice.</text:p>
      <text:p text:style-name="P6"><text:span text:style-name="T5">In Indian school education system, there is no well introduction to students about programming and that is the reason, Indians can’t perform well in </text:span><text:span text:style-name="T17">IOI(</text:span><text:a xlink:type="simple" xlink:href="https://en.wikipedia.org/wiki/International_Olympiad_in_Informatics" text:style-name="Internet_20_link" text:visited-style-name="Visited_20_Internet_20_Link"><text:span text:style-name="T22">International Olympiad in Informatic</text:span></text:a><text:span text:style-name="T23">s</text:span><text:span text:style-name="T17">), ACM-ICPC(</text:span><text:a xlink:type="simple" xlink:href="https://en.wikipedia.org/wiki/ACM_International_Collegiate_Programming_Contest" text:style-name="Internet_20_link" text:visited-style-name="Visited_20_Internet_20_Link"><text:span text:style-name="T17">ACM International Collegiate Programming Contest</text:span></text:a><text:span text:style-name="T17">), </text:span><text:span text:style-name="T12">so to develop enthusiasm among students of our country about programming, we want to serve as great </text:span><text:span text:style-name="T14">p</text:span><text:span text:style-name="T12">latform.</text:span><text:span text:style-name="T17"> </text:span></text:p>
      <text:p text:style-name="Text_20_body"><text:span text:style-name="T1">CodeManiac provides the user with a platform which utter this need. There will be many problems avail</text:span><text:span text:style-name="T9">a</text:span><text:span text:style-name="T1">ble on the website </text:span><text:span text:style-name="T10">divided</text:span><text:span text:style-name="T1"> </text:span><text:span text:style-name="T15">according to the accuracy level.</text:span></text:p>
      <text:list xml:id="list211217311364204" text:continue-numbering="true" text:style-name="WWNum2">
        <text:list-item>
          <text:list>
            <text:list-item>
              <text:h text:style-name="P32" text:outline-level="2">Intended Audience</text:h>
            </text:list-item>
          </text:list>
        </text:list-item>
      </text:list>
      <text:p text:style-name="P4">This document is intended for <text:span text:style-name="T34">everyone who wants to be good at competitive programming and peform well in various coding international competitons.</text:span></text:p>
      <text:list xml:id="list211218054044550" text:continue-numbering="true" text:style-name="WWNum2">
        <text:list-item>
          <text:list>
            <text:list-item>
              <text:h text:style-name="P32" text:outline-level="2">References</text:h>
            </text:list-item>
          </text:list>
        </text:list-item>
      </text:list>
      <text:p text:style-name="P7">[1]<text:span text:style-name="T1"> </text:span><text:span text:style-name="T6">What is </text:span><text:a xlink:type="simple" xlink:href="https://en.wikipedia.org/wiki/Competitive_programming" text:style-name="Internet_20_link" text:visited-style-name="Visited_20_Internet_20_Link"><text:span text:style-name="T1">Competitive programming</text:span></text:a><text:span text:style-name="T1"> ? </text:span><text:span text:style-name="T6">(</text:span><text:span text:style-name="Citation"><text:span text:style-name="T35">https://en.wikipedia.org/wiki/Competitive_programming</text:span></text:span><text:span text:style-name="T6">)</text:span></text:p>
      <text:p text:style-name="P7">[2] <text:a xlink:type="simple" xlink:href="https://www.redgreencode.com/competitive-programming-hard/" text:style-name="Internet_20_link" text:visited-style-name="Visited_20_Internet_20_Link">Why Competitive Programming</text:a> ? <text:span text:style-name="T35">(</text:span><text:span text:style-name="Citation">https://www.redgreencode.com/competitive-programming-hard/</text:span><text:span text:style-name="Citation"><text:span text:style-name="T35">)</text:span></text:span></text:p>
      <text:p text:style-name="P8">[3] <text:span text:style-name="T22"><text:s/></text:span><text:a xlink:type="simple" xlink:href="https://en.wikipedia.org/wiki/ACM_International_Collegiate_Programming_Contest" text:style-name="Internet_20_link" text:visited-style-name="Visited_20_Internet_20_Link"><text:span text:style-name="T17">ACM International Collegiate Programming Contest</text:span></text:a></text:p>
      <text:list xml:id="list211216846597868" text:continue-numbering="true" text:style-name="WWNum2">
        <text:list-item>
          <text:h text:style-name="P31" text:outline-level="1">Description</text:h>
          <text:list>
            <text:list-item>
              <text:h text:style-name="P32" text:outline-level="2">Features and Functions</text:h>
              <text:list>
                <text:list-item>
                  <text:list>
                    <text:list-item>
                      <text:h text:style-name="P33" text:outline-level="4">Features</text:h>
                    </text:list-item>
                  </text:list>
                </text:list-item>
              </text:list>
            </text:list-item>
          </text:list>
        </text:list-item>
      </text:list>
      <text:p text:style-name="P3"><text:span text:style-name="T20">Code-Maniac</text:span><text:span text:style-name="T1"> can be used by several users at the same time. </text:span><text:span text:style-name="T2">The platform is </text:span><text:span text:style-name="T3">designed to help users , improve their programming skills , learning new algorthims and develops a competitive environment among the users. Users can access it via browser.</text:span></text:p>
      <text:p text:style-name="P9"><text:span text:style-name="T1">The </text:span><text:span text:style-name="T8">CodeManiac</text:span><text:span text:style-name="T1"> platform is centered around an </text:span><text:span text:style-name="Emphasis">online judge</text:span><text:span text:style-name="T1"> system, which serves for the automatic assessment of user-submitted programs. Some of its most important features include: </text:span></text:p>
      <text:list xml:id="list543246903794774322" text:style-name="L1">
        <text:list-item>
          <text:p text:style-name="P20">support<text:span text:style-name="T40">s</text:span> programming languages and compilers, <text:span text:style-name="T40">like</text:span> C++ .</text:p>
        </text:list-item>
        <text:list-item>
          <text:p text:style-name="P20">a rapidly growing problem-set of about 1000 tasks available for practice 24hours/day in English.</text:p>
        </text:list-item>
        <text:list-item>
          <text:p text:style-name="P19"><text:span text:style-name="T1">a flexible testing system, supporting dynamic interaction with submitted programs and highly customisable output of assessment results. </text:span><text:span text:style-name="T7">Users get verdict like </text:span><text:span text:style-name="T18">AC(</text:span><text:span text:style-name="T13">Accepted solution</text:span><text:span text:style-name="T18">), WA(</text:span><text:span text:style-name="T13">Wrong Answer</text:span><text:span text:style-name="T18">), TLE(</text:span><text:span text:style-name="T13">Time Limit Exceeded</text:span><text:span text:style-name="T18">).</text:span></text:p>
        </text:list-item>
        <text:list-item>
          <text:p text:style-name="P21">Every problem has associated accuracy(number of successful submissions/number of submissions) and accuracy and users can sort problems according to their accuracy.</text:p>
        </text:list-item>
        <text:list-item>
          <text:p text:style-name="P21">Every user has its own ass<text:span text:style-name="T41">o</text:span>ciated statistics in which there is count of his AC’s, WA’s and TLE’s and also submission history.</text:p>
        </text:list-item>
      </text:list>
      <text:p text:style-name="P5">Users can easily find editorials for problems too.</text:p>
      <text:list xml:id="list211218324165734" text:continue-list="list211216846597868" text:style-name="WWNum2">
        <text:list-item>
          <text:list>
            <text:list-item>
              <text:list>
                <text:list-item>
                  <text:list>
                    <text:list-item>
                      <text:h text:style-name="P33" text:outline-level="4">Functions</text:h>
                    </text:list-item>
                  </text:list>
                </text:list-item>
              </text:list>
            </text:list-item>
          </text:list>
        </text:list-item>
      </text:list>
      <text:p text:style-name="Text_20_body">The <text:span text:style-name="T36">interactive user interface provides user to-</text:span></text:p>
      <text:list xml:id="list8214264362762701022" text:style-name="WWNum3">
        <text:list-item>
          <text:p text:style-name="P27">signup and introduc<text:span text:style-name="T37">tion</text:span> to website</text:p>
        </text:list-item>
        <text:list-item>
          <text:p text:style-name="P27"><text:soft-page-break/>login next time and continue poblem solving</text:p>
        </text:list-item>
        <text:list-item>
          <text:p text:style-name="P26">search for <text:span text:style-name="T29">users, problems and tags related to problem</text:span></text:p>
        </text:list-item>
        <text:list-item>
          <text:p text:style-name="P27">Submit the solution for the problems</text:p>
        </text:list-item>
      </text:list>
      <text:p text:style-name="P10">Also in guest mode(user not logged in)</text:p>
      <text:list xml:id="list3478774822386164640" text:style-name="WWNum4">
        <text:list-item>
          <text:p text:style-name="P28">Problems <text:span text:style-name="T37">are visible to the person</text:span></text:p>
        </text:list-item>
        <text:list-item>
          <text:p text:style-name="P29">Person can’t make submission for problem.</text:p>
        </text:list-item>
      </text:list>
      <text:list xml:id="list211216781827431" text:continue-list="list211218324165734" text:style-name="WWNum2">
        <text:list-item>
          <text:list>
            <text:list-item>
              <text:h text:style-name="P32" text:outline-level="2">Users</text:h>
            </text:list-item>
          </text:list>
        </text:list-item>
      </text:list>
      <text:list xml:id="list8620933224865949497" text:style-name="WWNum5">
        <text:list-item>
          <text:p text:style-name="P22">School students</text:p>
        </text:list-item>
        <text:list-item>
          <text:p text:style-name="P22">University students</text:p>
        </text:list-item>
        <text:list-item>
          <text:p text:style-name="P30"><text:span text:style-name="T3">P</text:span><text:span text:style-name="T1">rofessionals</text:span></text:p>
        </text:list-item>
        <text:list-item>
          <text:p text:style-name="P22">Job asipiring candidates in programming sector</text:p>
        </text:list-item>
      </text:list>
      <text:list xml:id="list211217533770535" text:continue-list="list211216781827431" text:style-name="WWNum2">
        <text:list-item>
          <text:list>
            <text:list-item>
              <text:h text:style-name="P32" text:outline-level="2">Operating Environment</text:h>
              <text:list>
                <text:list-item>
                  <text:h text:style-name="P18" text:outline-level="3">Hardware</text:h>
                </text:list-item>
              </text:list>
            </text:list-item>
          </text:list>
        </text:list-item>
      </text:list>
      <text:p text:style-name="Text_20_body"><text:span text:style-name="T21">Code-Maniac</text:span><text:span text:style-name="T1"> requires an entry-level PC for </text:span><text:span text:style-name="T4">users</text:span><text:span text:style-name="T1"> with up to 100</text:span><text:span text:style-name="T4">0 users</text:span><text:span text:style-name="T1">. For large </text:span><text:span text:style-name="T4">number of users</text:span><text:span text:style-name="T1"> server class machine is recommended.</text:span></text:p>
      <text:list xml:id="list211217788826607" text:continue-numbering="true" text:style-name="WWNum2">
        <text:list-item>
          <text:list>
            <text:list-item>
              <text:list>
                <text:list-item>
                  <text:h text:style-name="P18" text:outline-level="3">Software</text:h>
                </text:list-item>
              </text:list>
            </text:list-item>
          </text:list>
        </text:list-item>
      </text:list>
      <text:p text:style-name="Text_20_body">The <text:span text:style-name="T21">Code-Maniac</text:span><text:span text:style-name="T1"> server can run on any recent version of Linux, such as Ubuntu, Debian, Fedora Core, Redhat Enterprise, etc. <text:s/>It requires:</text:span></text:p>
      <text:list xml:id="list4105518468792553565" text:style-name="WWNum6">
        <text:list-item>
          <text:p text:style-name="P23">Apache 4.5 or later</text:p>
        </text:list-item>
        <text:list-item>
          <text:p text:style-name="P24">PHPMyadmin and XAMPP</text:p>
        </text:list-item>
        <text:list-item>
          <text:p text:style-name="P24">Mysql(see-quel)</text:p>
        </text:list-item>
      </text:list>
      <text:p text:style-name="Text_20_body"><text:span text:style-name="T1">The </text:span><text:span text:style-name="T21">Code-Maniac</text:span><text:span text:style-name="T1"> user-interface works with any of the following graphical browsers on any hardware and OS:</text:span></text:p>
      <text:list xml:id="list2982722869820650982" text:style-name="WWNum7">
        <text:list-item>
          <text:p text:style-name="P25">Firefox 5.0</text:p>
        </text:list-item>
        <text:list-item>
          <text:p text:style-name="P25">Internet Explorer 7.2</text:p>
        </text:list-item>
        <text:list-item>
          <text:p text:style-name="P25">Chrome 2.0</text:p>
        </text:list-item>
        <text:list-item>
          <text:p text:style-name="P25">Safari 3.6</text:p>
        </text:list-item>
        <text:list-item>
          <text:p text:style-name="P25">Opera 2.3</text:p>
        </text:list-item>
      </text:list>
      <text:p text:style-name="P4">Higher versions of these browsers are likely to work but cannot be guaranteed.</text:p>
      <text:list xml:id="list211218348394002" text:continue-list="list211217788826607" text:style-name="WWNum2">
        <text:list-item>
          <text:h text:style-name="P31" text:outline-level="1">Specific Requirements</text:h>
          <text:list>
            <text:list-item>
              <text:h text:style-name="P32" text:outline-level="2">Performance Requirements</text:h>
            </text:list-item>
          </text:list>
        </text:list-item>
      </text:list>
      <text:p text:style-name="Text_20_body">On an entry-level PC acting as server, with 10<text:span text:style-name="T30">00</text:span> <text:span text:style-name="T30">Users</text:span>, the maximum response time for any online request must be less than 2 secs. <text:span text:style-name="T38">If many users are submitting at same time, there requests will be queued and they will not receive verdict immediately, in this case user can come next back and check his/her prog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N" style:letter-kerning="true" style:font-name-asian="Arial Unicode MS" style:font-size-asian="10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N" style:letter-kerning="true" style:font-name-asian="Arial Unicode MS" style:font-size-asian="10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en" fo:country="IN" style:font-name-asian="Arial Unicode MS" style:font-family-asian="'Arial Unicode MS'"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text-align="justify" style:justify-single-word="false" fo:hyphenation-ladder-count="no-limit"/>
      <style:text-properties fo:hyphenate="true" fo:hyphenation-remain-char-count="2" fo:hyphenation-push-char-count="2"/>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TOA_20_Heading" style:display-name="TOA Heading" style:family="paragraph" style:parent-style-name="Heading" style:default-outline-level="">
      <style:text-properties fo:font-size="20pt" fo:font-weight="bold" style:font-size-asian="20pt"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41cm" fo:margin-left="0cm" fo:margin-right="0cm" fo:margin-top="0.64cm" style:dynamic-spacing="true"/>
      </style:footer-style>
    </style:page-layout>
  </office:automatic-styles>
  <office:master-styles>
    <style:master-page style:name="Standard" style:page-layout-name="Mpm1"/>
    <style:master-page style:name="Converted1" style:page-layout-name="Mpm2">
      <style:footer>
        <text:p text:style-name="Footer">IIT Mandi<text:tab/>Software Requirements Template (Brief)<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5T19:50:47</meta:creation-date>
    <meta:initial-creator>Timothy Gonsalves</meta:initial-creator>
    <dc:language>en-IN</dc:language>
    <dc:date>2017-11-12T21:10:27.835000750</dc:date>
    <meta:editing-cycles>76</meta:editing-cycles>
    <meta:editing-duration>PT14H14M49S</meta:editing-duration>
    <meta:generator>LibreOffice/5.1.6.2$Linux_X86_64 LibreOffice_project/10m0$Build-2</meta:generator>
    <meta:document-statistic meta:table-count="1" meta:image-count="0" meta:object-count="0" meta:page-count="3" meta:paragraph-count="99" meta:word-count="808" meta:character-count="5375" meta:non-whitespace-character-count="4696"/>
  </office:meta>
</office:document-meta>
</file>